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1C000000B2D940E7FB94A3BC88.png" manifest:media-type="image/png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8.702cm" table:align="margins"/>
    </style:style>
    <style:style style:name="Tabla1.A" style:family="table-column">
      <style:table-column-properties style:column-width="5.59cm" style:rel-column-width="3058*"/>
    </style:style>
    <style:style style:name="Tabla1.B" style:family="table-column">
      <style:table-column-properties style:column-width="5.715cm" style:rel-column-width="3127*"/>
    </style:style>
    <style:style style:name="Tabla1.C" style:family="table-column">
      <style:table-column-properties style:column-width="6.726cm" style:rel-column-width="3680*"/>
    </style:style>
    <style:style style:name="Tabla1.D" style:family="table-column">
      <style:table-column-properties style:column-width="10.672cm" style:rel-column-width="583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8.702cm" table:align="margins"/>
    </style:style>
    <style:style style:name="Tabla2.A" style:family="table-column">
      <style:table-column-properties style:column-width="5.046cm" style:rel-column-width="2761*"/>
    </style:style>
    <style:style style:name="Tabla2.B" style:family="table-column">
      <style:table-column-properties style:column-width="1.446cm" style:rel-column-width="791*"/>
    </style:style>
    <style:style style:name="Tabla2.C" style:family="table-column">
      <style:table-column-properties style:column-width="4.717cm" style:rel-column-width="2581*"/>
    </style:style>
    <style:style style:name="Tabla2.D" style:family="table-column">
      <style:table-column-properties style:column-width="9.52cm" style:rel-column-width="5209*"/>
    </style:style>
    <style:style style:name="Tabla2.E" style:family="table-column">
      <style:table-column-properties style:column-width="7.973cm" style:rel-column-width="4362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8.702cm" table:align="margins"/>
    </style:style>
    <style:style style:name="Tabla3.A" style:family="table-column">
      <style:table-column-properties style:column-width="5.046cm" style:rel-column-width="2761*"/>
    </style:style>
    <style:style style:name="Tabla3.B" style:family="table-column">
      <style:table-column-properties style:column-width="1.175cm" style:rel-column-width="643*"/>
    </style:style>
    <style:style style:name="Tabla3.C" style:family="table-column">
      <style:table-column-properties style:column-width="4.449cm" style:rel-column-width="2434*"/>
    </style:style>
    <style:style style:name="Tabla3.D" style:family="table-column">
      <style:table-column-properties style:column-width="10.462cm" style:rel-column-width="5724*"/>
    </style:style>
    <style:style style:name="Tabla3.E" style:family="table-column">
      <style:table-column-properties style:column-width="7.571cm" style:rel-column-width="4142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fo:color="#333333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ooter">
      <style:paragraph-properties fo:text-align="end" style:justify-single-word="false"/>
      <style:text-properties fo:color="#ffffff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officeooo:rsid="014095a0" officeooo:paragraph-rsid="014654e5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weight="bold" officeooo:rsid="014095a0" officeooo:paragraph-rsid="014095a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officeooo:rsid="014095a0" officeooo:paragraph-rsid="014654e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weight="bold" officeooo:rsid="014095a0" officeooo:paragraph-rsid="014b21b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color="#000000" officeooo:rsid="014095a0" officeooo:paragraph-rsid="014654e5"/>
    </style:style>
    <style:style style:name="P8" style:family="paragraph" style:parent-style-name="Standard">
      <style:paragraph-properties fo:text-align="center" style:justify-single-word="false" fo:break-before="page"/>
      <style:text-properties fo:color="#000000" fo:font-size="14pt" fo:font-weight="bold" officeooo:rsid="014095a0" officeooo:paragraph-rsid="014b21ba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text-properties fo:font-size="8pt" officeooo:rsid="014095a0" officeooo:paragraph-rsid="014095a0" style:font-size-asian="8pt" style:font-size-complex="8pt"/>
    </style:style>
    <style:style style:name="P11" style:family="paragraph" style:parent-style-name="Table_20_Contents">
      <style:text-properties fo:font-size="8pt" officeooo:rsid="014095a0" officeooo:paragraph-rsid="014227d0" style:font-size-asian="8pt" style:font-size-complex="8pt"/>
    </style:style>
    <style:style style:name="P12" style:family="paragraph" style:parent-style-name="Table_20_Contents">
      <style:text-properties fo:font-size="8pt" officeooo:paragraph-rsid="014227d0" style:font-size-asian="8pt" style:font-size-complex="8pt"/>
    </style:style>
    <style:style style:name="P13" style:family="paragraph" style:parent-style-name="Table_20_Contents">
      <style:text-properties fo:font-size="8pt" officeooo:paragraph-rsid="0142f8ce" style:font-size-asian="8pt" style:font-size-complex="8pt"/>
    </style:style>
    <style:style style:name="P14" style:family="paragraph" style:parent-style-name="Table_20_Contents">
      <style:text-properties fo:font-size="8pt" officeooo:rsid="01433470" officeooo:paragraph-rsid="01433470" style:font-size-asian="8pt" style:font-size-complex="8pt"/>
    </style:style>
    <style:style style:name="P15" style:family="paragraph" style:parent-style-name="Table_20_Contents">
      <style:text-properties fo:font-size="8pt" officeooo:rsid="0143af05" officeooo:paragraph-rsid="0143af05" style:font-size-asian="8pt" style:font-size-complex="8pt"/>
    </style:style>
    <style:style style:name="P16" style:family="paragraph" style:parent-style-name="Table_20_Contents">
      <style:text-properties fo:font-size="8pt" officeooo:rsid="0143af05" officeooo:paragraph-rsid="0144ffb8" style:font-size-asian="8pt" style:font-size-complex="8pt"/>
    </style:style>
    <style:style style:name="P17" style:family="paragraph" style:parent-style-name="Table_20_Contents">
      <style:text-properties fo:font-size="8pt" officeooo:paragraph-rsid="0143af05" style:font-size-asian="8pt" style:font-size-complex="8pt"/>
    </style:style>
    <style:style style:name="P18" style:family="paragraph" style:parent-style-name="Table_20_Contents">
      <style:text-properties fo:font-size="8pt" officeooo:rsid="0144ffb8" officeooo:paragraph-rsid="0144ffb8" style:font-size-asian="8pt" style:font-size-complex="8pt"/>
    </style:style>
    <style:style style:name="P19" style:family="paragraph" style:parent-style-name="Table_20_Contents">
      <style:text-properties fo:font-size="8pt" officeooo:paragraph-rsid="014eebf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14095a0" officeooo:paragraph-rsid="014095a0" style:font-size-asian="8pt" style:font-weight-asian="bold" style:font-size-complex="8pt" style:font-weight-complex="bold"/>
    </style:style>
    <style:style style:name="P21" style:family="paragraph" style:parent-style-name="Table_20_Heading">
      <style:text-properties fo:font-size="8pt" style:font-size-asian="8pt" style:font-size-complex="8pt"/>
    </style:style>
    <style:style style:name="P22" style:family="paragraph" style:parent-style-name="Frame_20_contents">
      <style:text-properties fo:color="#ffffff" fo:font-size="10pt" style:font-size-asian="10pt" style:font-size-complex="10pt"/>
    </style:style>
    <style:style style:name="T1" style:family="text">
      <style:text-properties officeooo:rsid="00a51477"/>
    </style:style>
    <style:style style:name="T2" style:family="text">
      <style:text-properties officeooo:rsid="014227d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14227d0"/>
    </style:style>
    <style:style style:name="T5" style:family="text">
      <style:text-properties style:text-position="0% 100%" officeooo:rsid="0143af05"/>
    </style:style>
    <style:style style:name="T6" style:family="text">
      <style:text-properties officeooo:rsid="0143af05"/>
    </style:style>
    <style:style style:name="T7" style:family="text">
      <style:text-properties officeooo:rsid="014654e5"/>
    </style:style>
    <style:style style:name="T8" style:family="text">
      <style:text-properties fo:font-size="14pt" fo:font-weight="bold" officeooo:rsid="014654e5" style:font-size-asian="14pt" style:font-weight-asian="bold" style:font-size-complex="14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py3o.user" text:name="py3o.user"/>
        <text:user-field-decl office:value-type="string" office:string-value="py3o.company_id" text:name="py3o.o.company_id"/>
        <text:user-field-decl office:value-type="string" office:string-value="py3o.lang" text:name="py3o.lang"/>
        <text:user-field-decl office:value-type="string" office:string-value="py3o.company_vat_label" text:name="py3o.company_vat_label"/>
        <text:user-field-decl office:value-type="string" office:string-value="py3o.company_vat_label_full" text:name="py3o.company_vat_label_full"/>
        <text:user-field-decl office:value-type="string" office:string-value="py3o.company_display_address" text:name="py3o.company_display_address"/>
        <text:user-field-decl office:value-type="string" office:string-value="py3o.company_name" text:name="py3o.company_name"/>
        <text:user-field-decl office:value-type="string" office:string-value="py3o.company_footer_line" text:name="py3o.company_footer_line"/>
        <text:user-field-decl office:value-type="string" office:string-value="py3o.company_footer_line_break" text:name="py3o.company_footer_line_break"/>
        <text:user-field-decl office:value-type="string" office:string-value="py3o.company_footer_line_icon" text:name="py3o.company_footer_line_icon"/>
        <text:user-field-decl office:value-type="string" office:string-value="py3o.company_footer_line_break_icon" text:name="py3o.company_footer_line_break_icon"/>
        <text:user-field-decl office:value-type="string" office:string-value="py3o.company_header" text:name="py3o.company_header"/>
        <text:user-field-decl office:value-type="string" office:string-value="py3o.company_footer" text:name="py3o.company_footer"/>
        <text:user-field-decl office:value-type="string" office:string-value="py3o.iphone" text:name="py3o.iphone"/>
        <text:user-field-decl office:value-type="string" office:string-value="py3o.imobile" text:name="py3o.imobile"/>
        <text:user-field-decl office:value-type="string" office:string-value="py3o.iemail" text:name="py3o.iemail"/>
        <text:user-field-decl office:value-type="string" office:string-value="py3o.iwebsite" text:name="py3o.iwebsite"/>
        <text:user-field-decl office:value-type="string" office:string-value="py3o.imoney" text:name="py3o.imoney"/>
        <text:user-field-decl office:value-type="string" office:string-value="py3o.idolar" text:name="py3o.idolar"/>
        <text:user-field-decl office:value-type="string" office:string-value="py3o.ilabel" text:name="py3o.ilabel"/>
        <text:user-field-decl office:value-type="string" office:string-value="py3o.inote" text:name="py3o.inote"/>
        <text:user-field-decl office:value-type="string" office:string-value="py3o.iimg" text:name="py3o.iimg"/>
        <text:user-field-decl office:value-type="string" office:string-value="py3o.ilist" text:name="py3o.ilist"/>
        <text:user-field-decl office:value-type="string" office:string-value="py3o.iqty" text:name="py3o.iqty"/>
        <text:user-field-decl office:value-type="string" office:string-value="py3o.ipushpin" text:name="py3o.ipushpin"/>
        <text:user-field-decl office:value-type="string" office:string-value="py3o.ioffice" text:name="py3o.ioffice"/>
        <text:user-field-decl office:value-type="string" office:string-value="py3o.o.partner_id.display_address" text:name="py3o.o.partner_id.display_address"/>
        <text:user-field-decl office:value-type="string" office:string-value="py3o.o.bf_partner_id.display_address" text:name="py3o.o.partner_id.bf_display_address"/>
        <text:user-field-decl office:value-type="string" office:string-value="py3o.o.display_address_without_company" text:name="py3o.o.partner_id.display_address_without_company"/>
        <text:user-field-decl office:value-type="string" office:string-value="py3o.o.bf_display_address_without_company" text:name="py3o.o.partner_id.bf_display_address_without_company"/>
        <text:user-field-decl office:value-type="string" office:string-value="py3o.o.display_address_without_company_line" text:name="py3o.o.partner_id.display_address_without_company_line"/>
        <text:user-field-decl office:value-type="string" office:string-value="py3o.o.bf_display_address_without_company_line" text:name="py3o.o.partner_id.bf_display_address_without_company_line"/>
        <text:user-field-decl office:value-type="string" office:string-value="py3o.o.vat_label" text:name="py3o.o.partner_id.vat_label"/>
        <text:user-field-decl office:value-type="string" office:string-value="py3o.o.bf_vat_label" text:name="py3o.o.partner_id.bf_vat_label"/>
        <text:user-field-decl office:value-type="string" office:string-value="py3o.o.bf_vat_label_full" text:name="py3o.o.partner_id.bf_vat_label_full"/>
        <text:user-field-decl office:value-type="string" office:string-value="py3o.o.vat_label_full" text:name="py3o.o.partner_id.vat_label_full"/>
        <text:user-field-decl office:value-type="string" office:string-value="py3o.o.data_line" text:name="py3o.o.partner_id.data_line"/>
        <text:user-field-decl office:value-type="string" office:string-value="py3o.o.bf_data_line" text:name="py3o.o.partner_id.bf_data_line"/>
        <text:user-field-decl office:value-type="string" office:string-value="py3o.o.data_line_break" text:name="py3o.o.partner_id.data_line_break"/>
        <text:user-field-decl office:value-type="string" office:string-value="py3o.o.bf_data_line_break" text:name="py3o.o.partner_id.bf_data_line_break"/>
        <text:user-field-decl office:value-type="string" office:string-value="py3o.o.data_line_icon" text:name="py3o.o.partner_id.data_line_icon"/>
        <text:user-field-decl office:value-type="string" office:string-value="py3o.o.bf_data_line_icon" text:name="py3o.o.partner_id.bf_data_line_icon"/>
        <text:user-field-decl office:value-type="string" office:string-value="py3o.o.data_line_break_icon" text:name="py3o.o.partner_id.data_line_break_icon"/>
        <text:user-field-decl office:value-type="string" office:string-value="py3o.o.bf_data_line_break_icon" text:name="py3o.o.partner_id.bf_data_line_break_icon"/>
        <text:user-field-decl office:value-type="string" office:string-value="py3o.o.data_line_abbr" text:name="py3o.o.partner_id.data_line_abbr"/>
        <text:user-field-decl office:value-type="string" office:string-value="py3o.o.bf_data_line_abbr" text:name="py3o.o.partner_id.bf_data_line_abbr"/>
        <text:user-field-decl office:value-type="string" office:string-value="py3o.o.data_line_break_abbr" text:name="py3o.o.partner_id.data_line_break_abbr"/>
        <text:user-field-decl office:value-type="string" office:string-value="py3o.o.bf_data_line_break_abbr" text:name="py3o.o.partner_id.bf_data_line_break_abbr"/>
        <text:user-field-decl office:value-type="string" office:string-value="py3o.o.company_id.display_address" text:name="py3o.o.company_id.display_address"/>
        <text:user-field-decl office:value-type="string" office:string-value="py3o.o.company_id.bf_display_address" text:name="py3o.o.company_id.bf_display_address"/>
        <text:user-field-decl office:value-type="string" office:string-value="py3o.o.company_id.display_address_without_company" text:name="py3o.o.company_id.display_address_without_company"/>
        <text:user-field-decl office:value-type="string" office:string-value="py3o.o.company_id.bf_display_address_without_company" text:name="py3o.o.company_id.bf_display_address_without_company"/>
        <text:user-field-decl office:value-type="string" office:string-value="py3o.o.company_id.display_address_without_company_line" text:name="py3o.o.company_id.display_address_without_company_line"/>
        <text:user-field-decl office:value-type="string" office:string-value="py3o.o.company_id.bf_display_address_without_company_line" text:name="py3o.o.company_id.bf_display_address_without_company_line"/>
        <text:user-field-decl office:value-type="string" office:string-value="py3o.o.company_id.vat_label" text:name="py3o.o.company_id.vat_label"/>
        <text:user-field-decl office:value-type="string" office:string-value="py3o.o.company_id.bf_vat_label" text:name="py3o.o.company_id.bf_vat_label"/>
        <text:user-field-decl office:value-type="string" office:string-value="py3o.o.company_id.bf_vat_label_full" text:name="py3o.o.company_id.bf_vat_label_full"/>
        <text:user-field-decl office:value-type="string" office:string-value="py3o.o.company_id.vat_label_full" text:name="py3o.o.company_id.vat_label_full"/>
        <text:user-field-decl office:value-type="string" office:string-value="py3o.o.company_id.footer_line" text:name="py3o.o.company_id.footer_line"/>
        <text:user-field-decl office:value-type="string" office:string-value="py3o.o.company_id.bf_footer_line" text:name="py3o.o.company_id.bf_footer_line"/>
        <text:user-field-decl office:value-type="string" office:string-value="py3o.o.company_id.bf_footer_line_break" text:name="py3o.o.company_id.bf_footer_line_break"/>
        <text:user-field-decl office:value-type="string" office:string-value="py3o.o.company_id.footer_line_break" text:name="py3o.o.company_id.footer_line_break"/>
        <text:user-field-decl office:value-type="string" office:string-value="py3o.o.company_id.footer_line_icon" text:name="py3o.o.company_id.footer_line_icon"/>
        <text:user-field-decl office:value-type="string" office:string-value="py3o.o.company_id.bf_footer_line_icon" text:name="py3o.o.company_id.bf_footer_line_icon"/>
        <text:user-field-decl office:value-type="string" office:string-value="py3o.o.company_id.footer_line_break_icon" text:name="py3o.o.company_id.footer_line_break_icon"/>
        <text:user-field-decl office:value-type="string" office:string-value="py3o.o.company_id.bf_footer_line_break_icon" text:name="py3o.o.company_id.bf_footer_line_break_icon"/>
        <text:user-field-decl office:value-type="string" office:string-value="py3o.o.company_id.footer_line_abbr" text:name="py3o.o.company_id.footer_line_abbr"/>
        <text:user-field-decl office:value-type="string" office:string-value="py3o.o.company_id.bf_footer_line_abbr" text:name="py3o.o.company_id.bf_footer_line_abbr"/>
        <text:user-field-decl office:value-type="string" office:string-value="py3o.o.company_id.footer_line_break_abbr" text:name="py3o.o.company_id.footer_line_break_abbr"/>
        <text:user-field-decl office:value-type="string" office:string-value="py3o.o.company_id.bf_footer_line_break_abbr" text:name="py3o.o.company_id.bf_footer_line_break_abbr"/>
      </text:user-field-decls>
      <text:p text:style-name="P4">GLOBAL VALUES &amp; ICON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Value</text:p>
          </table:table-cell>
          <table:table-cell table:style-name="Tabla1.A1" office:value-type="string">
            <text:p text:style-name="P20">Name in report</text:p>
          </table:table-cell>
          <table:table-cell table:style-name="Tabla1.A1" office:value-type="string">
            <text:p text:style-name="P20">Description</text:p>
          </table:table-cell>
          <table:table-cell table:style-name="Tabla1.D1" office:value-type="string">
            <text:p text:style-name="P20">Out (Example)</text:p>
          </table:table-cell>
        </table:table-row>
        <table:table-row>
          <table:table-cell table:style-name="Tabla1.A2" office:value-type="string">
            <text:p text:style-name="P10">user</text:p>
          </table:table-cell>
          <table:table-cell table:style-name="Tabla1.A2" office:value-type="string">
            <text:p text:style-name="P10"><text:span text:style-name="T2">py3</text:span><text:span text:style-name="T4">o</text:span><text:span text:style-name="T2">.</text:span>user</text:p>
          </table:table-cell>
          <table:table-cell table:style-name="Tabla1.A2" office:value-type="string">
            <text:p text:style-name="P9">Record res.users</text:p>
          </table:table-cell>
          <table:table-cell table:style-name="Tabla1.D2" office:value-type="string">
            <text:p text:style-name="P9"><text:user-field-get text:name="py3o.user">py3o.user</text:user-field-get></text:p>
          </table:table-cell>
        </table:table-row>
        <table:table-row>
          <table:table-cell table:style-name="Tabla1.A2" office:value-type="string">
            <text:p text:style-name="P10">company_id</text:p>
          </table:table-cell>
          <table:table-cell table:style-name="Tabla1.A2" office:value-type="string">
            <text:p text:style-name="P11"><text:span text:style-name="T2">py3</text:span><text:span text:style-name="T4">o</text:span><text:span text:style-name="T2">.</text:span>company_id</text:p>
          </table:table-cell>
          <table:table-cell table:style-name="Tabla1.A2" office:value-type="string">
            <text:p text:style-name="P9">Record res.company</text:p>
          </table:table-cell>
          <table:table-cell table:style-name="Tabla1.D2" office:value-type="string">
            <text:p text:style-name="P9"><text:user-field-get text:name="py3o.o.company_id">py3o.company_id</text:user-field-get></text:p>
          </table:table-cell>
        </table:table-row>
        <table:table-row>
          <table:table-cell table:style-name="Tabla1.A2" office:value-type="string">
            <text:p text:style-name="P10">lang</text:p>
          </table:table-cell>
          <table:table-cell table:style-name="Tabla1.A2" office:value-type="string">
            <text:p text:style-name="P11"><text:span text:style-name="T2">py3</text:span><text:span text:style-name="T4">o</text:span><text:span text:style-name="T2">.</text:span>lang</text:p>
          </table:table-cell>
          <table:table-cell table:style-name="Tabla1.A2" office:value-type="string">
            <text:p text:style-name="P9">Lang user login</text:p>
          </table:table-cell>
          <table:table-cell table:style-name="Tabla1.D2" office:value-type="string">
            <text:p text:style-name="P13"><text:user-field-get text:name="py3o.lang">py3o.lang</text:user-field-get></text:p>
          </table:table-cell>
        </table:table-row>
        <table:table-row>
          <table:table-cell table:style-name="Tabla1.A2" office:value-type="string">
            <text:p text:style-name="P10">time</text:p>
          </table:table-cell>
          <table:table-cell table:style-name="Tabla1.A2" office:value-type="string">
            <text:p text:style-name="P11"><text:span text:style-name="T2">py3</text:span><text:span text:style-name="T4">o</text:span><text:span text:style-name="T2">.</text:span>time</text:p>
          </table:table-cell>
          <table:table-cell table:style-name="Tabla1.A2" office:value-type="string">
            <text:p text:style-name="P9">Function time</text:p>
          </table:table-cell>
          <table:table-cell table:style-name="Tabla1.D2" office:value-type="string">
            <text:p text:style-name="P14">Function time</text:p>
          </table:table-cell>
        </table:table-row>
        <table:table-row>
          <table:table-cell table:style-name="Tabla1.A2" office:value-type="string">
            <text:p text:style-name="P9">company_vat_label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vat_label</text:p>
          </table:table-cell>
          <table:table-cell table:style-name="Tabla1.A2" office:value-type="string">
            <text:p text:style-name="P9">Company vat label</text:p>
          </table:table-cell>
          <table:table-cell table:style-name="Tabla1.D2" office:value-type="string">
            <text:p text:style-name="P9"><text:user-field-get text:name="py3o.company_vat_label">py3o.company_vat_label</text:user-field-get></text:p>
          </table:table-cell>
        </table:table-row>
        <table:table-row>
          <table:table-cell table:style-name="Tabla1.A2" office:value-type="string">
            <text:p text:style-name="P9">company_vat_label_full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vat_label_full</text:p>
          </table:table-cell>
          <table:table-cell table:style-name="Tabla1.A2" office:value-type="string">
            <text:p text:style-name="P9">Concatenate Vat label + vat</text:p>
          </table:table-cell>
          <table:table-cell table:style-name="Tabla1.D2" office:value-type="string">
            <text:p text:style-name="P9"><text:user-field-get text:name="py3o.company_vat_label_full">py3o.company_vat_label_full</text:user-field-get></text:p>
          </table:table-cell>
        </table:table-row>
        <table:table-row>
          <table:table-cell table:style-name="Tabla1.A2" office:value-type="string">
            <text:p text:style-name="P9">company_display_address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display_address</text:p>
          </table:table-cell>
          <table:table-cell table:style-name="Tabla1.A2" office:value-type="string">
            <text:p text:style-name="P9">Field company.partner_id.display_address<text:line-break/>with format LibreOffice </text:p>
          </table:table-cell>
          <table:table-cell table:style-name="Tabla1.D2" office:value-type="string">
            <text:p text:style-name="P9"><text:user-field-get text:name="py3o.company_display_address">py3o.company_display_address</text:user-field-get></text:p>
          </table:table-cell>
        </table:table-row>
        <table:table-row>
          <table:table-cell table:style-name="Tabla1.A2" office:value-type="string">
            <text:p text:style-name="P9">company_name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name</text:p>
          </table:table-cell>
          <table:table-cell table:style-name="Tabla1.A2" office:value-type="string">
            <text:p text:style-name="P9">Company name</text:p>
          </table:table-cell>
          <table:table-cell table:style-name="Tabla1.D2" office:value-type="string">
            <text:p text:style-name="P9"><text:user-field-get text:name="py3o.company_name">py3o.company_name</text:user-field-get></text:p>
          </table:table-cell>
        </table:table-row>
        <table:table-row>
          <table:table-cell table:style-name="Tabla1.A2" office:value-type="string">
            <text:p text:style-name="P9">company_footer_line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footer_line</text:p>
          </table:table-cell>
          <table:table-cell table:style-name="Tabla1.A2" office:value-type="string">
            <text:p text:style-name="P9">Initials line dates &amp; separate per tab.</text:p>
          </table:table-cell>
          <table:table-cell table:style-name="Tabla1.D2" office:value-type="string">
            <text:p text:style-name="P9"><text:user-field-get text:name="py3o.company_footer_line">py3o.company_footer_line</text:user-field-get></text:p>
          </table:table-cell>
        </table:table-row>
        <table:table-row>
          <table:table-cell table:style-name="Tabla1.A2" office:value-type="string">
            <text:p text:style-name="P9">company_footer_line_break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footer_line_break</text:p>
          </table:table-cell>
          <table:table-cell table:style-name="Tabla1.A2" office:value-type="string">
            <text:p text:style-name="P9">Initials dates &amp; line break</text:p>
          </table:table-cell>
          <table:table-cell table:style-name="Tabla1.D2" office:value-type="string">
            <text:p text:style-name="P9"><text:user-field-get text:name="py3o.company_footer_line_break">py3o.company_footer_line_break</text:user-field-get></text:p>
          </table:table-cell>
        </table:table-row>
        <table:table-row>
          <table:table-cell table:style-name="Tabla1.A2" office:value-type="string">
            <text:p text:style-name="P9">company_footer_line_icon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footer_line_icon</text:p>
          </table:table-cell>
          <table:table-cell table:style-name="Tabla1.A2" office:value-type="string">
            <text:p text:style-name="P9">Line dates icons &amp; separate per tab</text:p>
          </table:table-cell>
          <table:table-cell table:style-name="Tabla1.D2" office:value-type="string">
            <text:p text:style-name="P9"><text:user-field-get text:name="py3o.company_footer_line_icon">py3o.company_footer_line_icon</text:user-field-get></text:p>
          </table:table-cell>
        </table:table-row>
        <table:table-row>
          <table:table-cell table:style-name="Tabla1.A2" office:value-type="string">
            <text:p text:style-name="P9">company_footer_line_break_icon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footer_line_break_icon</text:p>
          </table:table-cell>
          <table:table-cell table:style-name="Tabla1.A2" office:value-type="string">
            <text:p text:style-name="P9">Icons dates &amp; line break</text:p>
          </table:table-cell>
          <table:table-cell table:style-name="Tabla1.D2" office:value-type="string">
            <text:p text:style-name="P9"><text:user-field-get text:name="py3o.company_footer_line_break_icon">py3o.company_footer_line_break_icon</text:user-field-get></text:p>
          </table:table-cell>
        </table:table-row>
        <table:table-row>
          <table:table-cell table:style-name="Tabla1.A2" office:value-type="string">
            <text:p text:style-name="P9">company_header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header</text:p>
          </table:table-cell>
          <table:table-cell table:style-name="Tabla1.A2" office:value-type="string">
            <text:p text:style-name="P9">Company Tagline with format LibreOffice line break</text:p>
          </table:table-cell>
          <table:table-cell table:style-name="Tabla1.D2" office:value-type="string">
            <text:p text:style-name="P9"><text:user-field-get text:name="py3o.company_header">py3o.company_header</text:user-field-get></text:p>
          </table:table-cell>
        </table:table-row>
        <table:table-row>
          <table:table-cell table:style-name="Tabla1.A2" office:value-type="string">
            <text:p text:style-name="P9">company_footer</text:p>
          </table:table-cell>
          <table:table-cell table:style-name="Tabla1.A2" office:value-type="string">
            <text:p text:style-name="P12"><text:span text:style-name="T2">py3</text:span><text:span text:style-name="T4">o</text:span><text:span text:style-name="T2">.</text:span>company_footer</text:p>
          </table:table-cell>
          <table:table-cell table:style-name="Tabla1.A2" office:value-type="string">
            <text:p text:style-name="P9">Report Footer with format LibreOffice line break</text:p>
          </table:table-cell>
          <table:table-cell table:style-name="Tabla1.D2" office:value-type="string">
            <text:p text:style-name="P9"><text:user-field-get text:name="py3o.company_footer">py3o.company_footer</text:user-field-get></text:p>
          </table:table-cell>
        </table:table-row>
        <table:table-row>
          <table:table-cell table:style-name="Tabla1.A2" office:value-type="string">
            <text:p text:style-name="P9">iphone</text:p>
          </table:table-cell>
          <table:table-cell table:style-name="Tabla1.A2" office:value-type="string">
            <text:p text:style-name="P9"><text:span text:style-name="T6">py3</text:span><text:span text:style-name="T5">o</text:span><text:span text:style-name="T6">.</text:span>iphone</text:p>
          </table:table-cell>
          <table:table-cell table:style-name="Tabla1.A2" office:value-type="string">
            <text:p text:style-name="P15">Icon phone</text:p>
          </table:table-cell>
          <table:table-cell table:style-name="Tabla1.D2" office:value-type="string">
            <text:p text:style-name="P9"><text:user-field-get text:name="py3o.iphone">py3o.iphone</text:user-field-get></text:p>
          </table:table-cell>
        </table:table-row>
        <table:table-row>
          <table:table-cell table:style-name="Tabla1.A2" office:value-type="string">
            <text:p text:style-name="P9">imobile</text:p>
          </table:table-cell>
          <table:table-cell table:style-name="Tabla1.A2" office:value-type="string">
            <text:p text:style-name="P17"><text:span text:style-name="T6">py3</text:span><text:span text:style-name="T5">o</text:span><text:span text:style-name="T6">.</text:span>imobile</text:p>
          </table:table-cell>
          <table:table-cell table:style-name="Tabla1.A2" office:value-type="string">
            <text:p text:style-name="P15">Icon mobile</text:p>
          </table:table-cell>
          <table:table-cell table:style-name="Tabla1.D2" office:value-type="string">
            <text:p text:style-name="P9"><text:user-field-get text:name="py3o.imobile">py3o.imobile</text:user-field-get></text:p>
          </table:table-cell>
        </table:table-row>
        <table:table-row>
          <table:table-cell table:style-name="Tabla1.A2" office:value-type="string">
            <text:p text:style-name="P9">iemail</text:p>
          </table:table-cell>
          <table:table-cell table:style-name="Tabla1.A2" office:value-type="string">
            <text:p text:style-name="P17"><text:span text:style-name="T6">py3</text:span><text:span text:style-name="T5">o</text:span><text:span text:style-name="T6">.</text:span>iemail</text:p>
          </table:table-cell>
          <table:table-cell table:style-name="Tabla1.A2" office:value-type="string">
            <text:p text:style-name="P15">Icon email</text:p>
          </table:table-cell>
          <table:table-cell table:style-name="Tabla1.D2" office:value-type="string">
            <text:p text:style-name="P9"><text:user-field-get text:name="py3o.iemail">py3o.iemail</text:user-field-get></text:p>
          </table:table-cell>
        </table:table-row>
        <table:table-row>
          <table:table-cell table:style-name="Tabla1.A2" office:value-type="string">
            <text:p text:style-name="P9">iwebsite</text:p>
          </table:table-cell>
          <table:table-cell table:style-name="Tabla1.A2" office:value-type="string">
            <text:p text:style-name="P17"><text:span text:style-name="T6">py3</text:span><text:span text:style-name="T5">o</text:span><text:span text:style-name="T6">.</text:span>iwebsite</text:p>
          </table:table-cell>
          <table:table-cell table:style-name="Tabla1.A2" office:value-type="string">
            <text:p text:style-name="P15">Icon website</text:p>
          </table:table-cell>
          <table:table-cell table:style-name="Tabla1.D2" office:value-type="string">
            <text:p text:style-name="P9"><text:user-field-get text:name="py3o.iwebsite">py3o.iwebsite</text:user-field-get></text:p>
          </table:table-cell>
        </table:table-row>
        <table:table-row>
          <table:table-cell table:style-name="Tabla1.A2" office:value-type="string">
            <text:p text:style-name="P9">imoney</text:p>
          </table:table-cell>
          <table:table-cell table:style-name="Tabla1.A2" office:value-type="string">
            <text:p text:style-name="P17"><text:span text:style-name="T6">py3</text:span><text:span text:style-name="T5">o</text:span><text:span text:style-name="T6">.</text:span>imoney</text:p>
          </table:table-cell>
          <table:table-cell table:style-name="Tabla1.A2" office:value-type="string">
            <text:p text:style-name="P15">Icon money</text:p>
          </table:table-cell>
          <table:table-cell table:style-name="Tabla1.D2" office:value-type="string">
            <text:p text:style-name="P9"><text:user-field-get text:name="py3o.imoney">py3o.imoney</text:user-field-get></text:p>
          </table:table-cell>
        </table:table-row>
        <table:table-row>
          <table:table-cell table:style-name="Tabla1.A2" office:value-type="string">
            <text:p text:style-name="P9">idolar</text:p>
          </table:table-cell>
          <table:table-cell table:style-name="Tabla1.A2" office:value-type="string">
            <text:p text:style-name="P17"><text:span text:style-name="T6">py3</text:span><text:span text:style-name="T5">o</text:span><text:span text:style-name="T6">.</text:span>idolar</text:p>
          </table:table-cell>
          <table:table-cell table:style-name="Tabla1.A2" office:value-type="string">
            <text:p text:style-name="P15">Icon dolar</text:p>
          </table:table-cell>
          <table:table-cell table:style-name="Tabla1.D2" office:value-type="string">
            <text:p text:style-name="P9"><text:user-field-get text:name="py3o.idolar">py3o.idolar</text:user-field-get></text:p>
          </table:table-cell>
        </table:table-row>
        <table:table-row>
          <table:table-cell table:style-name="Tabla1.A2" office:value-type="string">
            <text:p text:style-name="P15">ilabel</text:p>
          </table:table-cell>
          <table:table-cell table:style-name="Tabla1.A2" office:value-type="string">
            <text:p text:style-name="P15">py3<text:span text:style-name="T3">o</text:span>.ilabel</text:p>
          </table:table-cell>
          <table:table-cell table:style-name="Tabla1.A2" office:value-type="string">
            <text:p text:style-name="P15">Icon label</text:p>
          </table:table-cell>
          <table:table-cell table:style-name="Tabla1.D2" office:value-type="string">
            <text:p text:style-name="P9"><text:user-field-get text:name="py3o.ilabel">py3o.ilabel</text:user-field-get></text:p>
          </table:table-cell>
        </table:table-row>
        <table:table-row>
          <table:table-cell table:style-name="Tabla1.A2" office:value-type="string">
            <text:p text:style-name="P15">inote</text:p>
          </table:table-cell>
          <table:table-cell table:style-name="Tabla1.A2" office:value-type="string">
            <text:p text:style-name="P15">py3<text:span text:style-name="T3">o</text:span>.inote</text:p>
          </table:table-cell>
          <table:table-cell table:style-name="Tabla1.A2" office:value-type="string">
            <text:p text:style-name="P15">Icon note</text:p>
          </table:table-cell>
          <table:table-cell table:style-name="Tabla1.D2" office:value-type="string">
            <text:p text:style-name="P9"><text:user-field-get text:name="py3o.inote">py3o.inote</text:user-field-get></text:p>
          </table:table-cell>
        </table:table-row>
        <table:table-row>
          <table:table-cell table:style-name="Tabla1.A2" office:value-type="string">
            <text:p text:style-name="P15">iimg</text:p>
          </table:table-cell>
          <table:table-cell table:style-name="Tabla1.A2" office:value-type="string">
            <text:p text:style-name="P15">py3<text:span text:style-name="T3">o</text:span>.iimg</text:p>
          </table:table-cell>
          <table:table-cell table:style-name="Tabla1.A2" office:value-type="string">
            <text:p text:style-name="P15">Icon image</text:p>
          </table:table-cell>
          <table:table-cell table:style-name="Tabla1.D2" office:value-type="string">
            <text:p text:style-name="P9"><text:user-field-get text:name="py3o.iimg">py3o.iimg</text:user-field-get></text:p>
          </table:table-cell>
        </table:table-row>
        <table:table-row>
          <table:table-cell table:style-name="Tabla1.A2" office:value-type="string">
            <text:p text:style-name="P15">ilist</text:p>
          </table:table-cell>
          <table:table-cell table:style-name="Tabla1.A2" office:value-type="string">
            <text:p text:style-name="P15">py3<text:span text:style-name="T3">o</text:span>.ilist</text:p>
          </table:table-cell>
          <table:table-cell table:style-name="Tabla1.A2" office:value-type="string">
            <text:p text:style-name="P15">Icon list</text:p>
          </table:table-cell>
          <table:table-cell table:style-name="Tabla1.D2" office:value-type="string">
            <text:p text:style-name="P9"><text:user-field-get text:name="py3o.ilist">py3o.ilist</text:user-field-get></text:p>
          </table:table-cell>
        </table:table-row>
        <table:table-row>
          <table:table-cell table:style-name="Tabla1.A2" office:value-type="string">
            <text:p text:style-name="P15">iqty</text:p>
          </table:table-cell>
          <table:table-cell table:style-name="Tabla1.A2" office:value-type="string">
            <text:p text:style-name="P15">py3<text:span text:style-name="T3">o</text:span>.iqty</text:p>
          </table:table-cell>
          <table:table-cell table:style-name="Tabla1.A2" office:value-type="string">
            <text:p text:style-name="P15">Icon quantiy</text:p>
          </table:table-cell>
          <table:table-cell table:style-name="Tabla1.D2" office:value-type="string">
            <text:p text:style-name="P9"><text:user-field-get text:name="py3o.iqty">py3o.iqty</text:user-field-get></text:p>
          </table:table-cell>
        </table:table-row>
        <table:table-row>
          <table:table-cell table:style-name="Tabla1.A2" office:value-type="string">
            <text:p text:style-name="P15">ipushpin</text:p>
          </table:table-cell>
          <table:table-cell table:style-name="Tabla1.A2" office:value-type="string">
            <text:p text:style-name="P18">py3<text:span text:style-name="T3">o</text:span>.ipushpin</text:p>
          </table:table-cell>
          <table:table-cell table:style-name="Tabla1.A2" office:value-type="string">
            <text:p text:style-name="P15">Icon pushpin</text:p>
          </table:table-cell>
          <table:table-cell table:style-name="Tabla1.D2" office:value-type="string">
            <text:p text:style-name="P16"><text:user-field-get text:name="py3o.ipushpin">py3o.ipushpin</text:user-field-get></text:p>
          </table:table-cell>
        </table:table-row>
        <table:table-row>
          <table:table-cell table:style-name="Tabla1.A2" office:value-type="string">
            <text:p text:style-name="P15">ioffice</text:p>
          </table:table-cell>
          <table:table-cell table:style-name="Tabla1.A2" office:value-type="string">
            <text:p text:style-name="P15">py3<text:span text:style-name="T3">o</text:span>.ioffice</text:p>
          </table:table-cell>
          <table:table-cell table:style-name="Tabla1.A2" office:value-type="string">
            <text:p text:style-name="P15">Icon office</text:p>
          </table:table-cell>
          <table:table-cell table:style-name="Tabla1.D2" office:value-type="string">
            <text:p text:style-name="P9"><text:user-field-get text:name="py3o.ioffice">py3o.ioffice</text:user-field-get></text:p>
          </table:table-cell>
        </table:table-row>
      </table:table>
      <text:p text:style-name="P3"><text:span text:style-name="T8"/></text:p>
      <text:p text:style-name="P7"><text:span text:style-name="T8">EXTRA FIELDS IN RES.PARTNER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21">Field name</text:p>
            </table:table-cell>
            <table:table-cell table:style-name="Tabla2.A1" office:value-type="string">
              <text:p text:style-name="P21">Type field</text:p>
            </table:table-cell>
            <table:table-cell table:style-name="Tabla2.A1" office:value-type="string">
              <text:p text:style-name="P21">Description</text:p>
            </table:table-cell>
            <table:table-cell table:style-name="Tabla2.A1" office:value-type="string">
              <text:p text:style-name="P21">Out example</text:p>
            </table:table-cell>
            <table:table-cell table:style-name="Tabla2.E1" office:value-type="string">
              <text:p text:style-name="P21">Out example prefix bf_<text:line-break/>(Out format report) </text:p>
            </table:table-cell>
          </table:table-row>
        </table:table-header-rows>
        <table:table-row>
          <table:table-cell table:style-name="Tabla2.A2" office:value-type="string">
            <text:p text:style-name="P9">display_address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Call function _display_address()</text:p>
          </table:table-cell>
          <table:table-cell table:style-name="Tabla2.A2" office:value-type="string">
            <text:p text:style-name="P9"><text:user-field-get text:name="py3o.o.partner_id.display_address">py3o.o.partner_id.display_address</text:user-field-get></text:p>
          </table:table-cell>
          <table:table-cell table:style-name="Tabla2.E2" office:value-type="string">
            <text:p text:style-name="P9"><text:user-field-get text:name="py3o.o.partner_id.bf_display_address">py3o.o.bf_partner_id.display_address</text:user-field-get></text:p>
          </table:table-cell>
        </table:table-row>
        <table:table-row>
          <table:table-cell table:style-name="Tabla2.A2" office:value-type="string">
            <text:p text:style-name="P9">display_address_without_company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Without company</text:p>
          </table:table-cell>
          <table:table-cell table:style-name="Tabla2.A2" office:value-type="string">
            <text:p text:style-name="P9"><text:user-field-get text:name="py3o.o.partner_id.display_address_without_company">py3o.o.display_address_without_company</text:user-field-get></text:p>
          </table:table-cell>
          <table:table-cell table:style-name="Tabla2.E2" office:value-type="string">
            <text:p text:style-name="P9"><text:user-field-get text:name="py3o.o.partner_id.bf_display_address_without_company">py3o.o.bf_display_address_without_company</text:user-field-get></text:p>
          </table:table-cell>
        </table:table-row>
        <table:table-row>
          <table:table-cell table:style-name="Tabla2.A2" office:value-type="string">
            <text:p text:style-name="P9">display_address_without_company_line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Without company inline separate per |</text:p>
          </table:table-cell>
          <table:table-cell table:style-name="Tabla2.A2" office:value-type="string">
            <text:p text:style-name="P9"><text:user-field-get text:name="py3o.o.partner_id.display_address_without_company_line">py3o.o.display_address_without_company_line</text:user-field-get></text:p>
          </table:table-cell>
          <table:table-cell table:style-name="Tabla2.E2" office:value-type="string">
            <text:p text:style-name="P9"><text:user-field-get text:name="py3o.o.partner_id.bf_display_address_without_company_line">py3o.o.bf_display_address_without_company_line</text:user-field-get></text:p>
          </table:table-cell>
        </table:table-row>
        <table:table-row>
          <table:table-cell table:style-name="Tabla2.A2" office:value-type="string">
            <text:p text:style-name="P9">vat_label</text:p>
          </table:table-cell>
          <table:table-cell table:style-name="Tabla2.A2" office:value-type="string">
            <text:p text:style-name="P9">Char</text:p>
          </table:table-cell>
          <table:table-cell table:style-name="Tabla2.A2" office:value-type="string">
            <text:p text:style-name="P9">Vat label (Default TIN label)</text:p>
          </table:table-cell>
          <table:table-cell table:style-name="Tabla2.A2" office:value-type="string">
            <text:p text:style-name="P9"><text:user-field-get text:name="py3o.o.partner_id.vat_label">py3o.o.vat_label</text:user-field-get></text:p>
          </table:table-cell>
          <table:table-cell table:style-name="Tabla2.E2" office:value-type="string">
            <text:p text:style-name="P9"><text:user-field-get text:name="py3o.o.partner_id.bf_vat_label">py3o.o.bf_vat_label</text:user-field-get></text:p>
          </table:table-cell>
        </table:table-row>
        <table:table-row>
          <table:table-cell table:style-name="Tabla2.A2" office:value-type="string">
            <text:p text:style-name="P9">vat_label_full</text:p>
          </table:table-cell>
          <table:table-cell table:style-name="Tabla2.A2" office:value-type="string">
            <text:p text:style-name="P9">Char</text:p>
          </table:table-cell>
          <table:table-cell table:style-name="Tabla2.A2" office:value-type="string">
            <text:p text:style-name="P9">Concatenate vat label + vat number</text:p>
          </table:table-cell>
          <table:table-cell table:style-name="Tabla2.A2" office:value-type="string">
            <text:p text:style-name="P9"><text:user-field-get text:name="py3o.o.partner_id.vat_label_full">py3o.o.vat_label_full</text:user-field-get></text:p>
          </table:table-cell>
          <table:table-cell table:style-name="Tabla2.E2" office:value-type="string">
            <text:p text:style-name="P9"><text:user-field-get text:name="py3o.o.partner_id.bf_vat_label_full">py3o.o.bf_vat_label_full</text:user-field-get></text:p>
          </table:table-cell>
        </table:table-row>
        <table:table-row>
          <table:table-cell table:style-name="Tabla2.A2" office:value-type="string">
            <text:p text:style-name="P9">data_line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Line data initials</text:p>
          </table:table-cell>
          <table:table-cell table:style-name="Tabla2.A2" office:value-type="string">
            <text:p text:style-name="P9"><text:user-field-get text:name="py3o.o.partner_id.data_line">py3o.o.data_line</text:user-field-get></text:p>
          </table:table-cell>
          <table:table-cell table:style-name="Tabla2.E2" office:value-type="string">
            <text:p text:style-name="P9"><text:user-field-get text:name="py3o.o.partner_id.bf_data_line">py3o.o.bf_data_line</text:user-field-get></text:p>
          </table:table-cell>
        </table:table-row>
        <table:table-row>
          <table:table-cell table:style-name="Tabla2.A2" office:value-type="string">
            <text:p text:style-name="P9">data_line_break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Line break data initials</text:p>
          </table:table-cell>
          <table:table-cell table:style-name="Tabla2.A2" office:value-type="string">
            <text:p text:style-name="P9"><text:user-field-get text:name="py3o.o.partner_id.data_line_break">py3o.o.data_line_break</text:user-field-get></text:p>
          </table:table-cell>
          <table:table-cell table:style-name="Tabla2.E2" office:value-type="string">
            <text:p text:style-name="P9"><text:user-field-get text:name="py3o.o.partner_id.bf_data_line_break">py3o.o.bf_data_line_break</text:user-field-get></text:p>
          </table:table-cell>
        </table:table-row>
        <table:table-row>
          <table:table-cell table:style-name="Tabla2.A2" office:value-type="string">
            <text:p text:style-name="P9">data_line_icon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Line data icons</text:p>
          </table:table-cell>
          <table:table-cell table:style-name="Tabla2.A2" office:value-type="string">
            <text:p text:style-name="P9"><text:user-field-get text:name="py3o.o.partner_id.data_line_icon">py3o.o.data_line_icon</text:user-field-get></text:p>
          </table:table-cell>
          <table:table-cell table:style-name="Tabla2.E2" office:value-type="string">
            <text:p text:style-name="P9"><text:user-field-get text:name="py3o.o.partner_id.bf_data_line_icon">py3o.o.bf_data_line_icon</text:user-field-get></text:p>
          </table:table-cell>
        </table:table-row>
        <table:table-row>
          <table:table-cell table:style-name="Tabla2.A2" office:value-type="string">
            <text:p text:style-name="P9">data_line_break_icon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Line break data icons</text:p>
          </table:table-cell>
          <table:table-cell table:style-name="Tabla2.A2" office:value-type="string">
            <text:p text:style-name="P9"><text:user-field-get text:name="py3o.o.partner_id.data_line_break_icon">py3o.o.data_line_break_icon</text:user-field-get></text:p>
          </table:table-cell>
          <table:table-cell table:style-name="Tabla2.E2" office:value-type="string">
            <text:p text:style-name="P9"><text:user-field-get text:name="py3o.o.partner_id.bf_data_line_break_icon">py3o.o.bf_data_line_break_icon</text:user-field-get></text:p>
          </table:table-cell>
        </table:table-row>
        <table:table-row>
          <table:table-cell table:style-name="Tabla2.A2" office:value-type="string">
            <text:p text:style-name="P9">data_line_abbr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Line data abbreviation</text:p>
          </table:table-cell>
          <table:table-cell table:style-name="Tabla2.A2" office:value-type="string">
            <text:p text:style-name="P9"><text:user-field-get text:name="py3o.o.partner_id.data_line_abbr">py3o.o.data_line_abbr</text:user-field-get></text:p>
          </table:table-cell>
          <table:table-cell table:style-name="Tabla2.E2" office:value-type="string">
            <text:p text:style-name="P9"><text:user-field-get text:name="py3o.o.partner_id.bf_data_line_abbr">py3o.o.bf_data_line_abbr</text:user-field-get></text:p>
          </table:table-cell>
        </table:table-row>
        <table:table-row>
          <table:table-cell table:style-name="Tabla2.A2" office:value-type="string">
            <text:p text:style-name="P9">data_line_break_abbr</text:p>
          </table:table-cell>
          <table:table-cell table:style-name="Tabla2.A2" office:value-type="string">
            <text:p text:style-name="P9">Text</text:p>
          </table:table-cell>
          <table:table-cell table:style-name="Tabla2.A2" office:value-type="string">
            <text:p text:style-name="P9">Line break data abbreviation</text:p>
          </table:table-cell>
          <table:table-cell table:style-name="Tabla2.A2" office:value-type="string">
            <text:p text:style-name="P9"><text:user-field-get text:name="py3o.o.partner_id.data_line_break_abbr">py3o.o.data_line_break_abbr</text:user-field-get></text:p>
          </table:table-cell>
          <table:table-cell table:style-name="Tabla2.E2" office:value-type="string">
            <text:p text:style-name="P9"><text:user-field-get text:name="py3o.o.partner_id.bf_data_line_break_abbr">py3o.o.bf_data_line_break_abbr</text:user-field-get></text:p>
          </table:table-cell>
        </table:table-row>
      </table:table>
      <text:p text:style-name="P5"/>
      <text:p text:style-name="P6"/>
      <text:p text:style-name="P8"><text:span text:style-name="T7">EXTRA FIELDS IN RES.COMPANY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21">Field name</text:p>
            </table:table-cell>
            <table:table-cell table:style-name="Tabla3.A1" office:value-type="string">
              <text:p text:style-name="P21">Type field</text:p>
            </table:table-cell>
            <table:table-cell table:style-name="Tabla3.A1" office:value-type="string">
              <text:p text:style-name="P21">Description</text:p>
            </table:table-cell>
            <table:table-cell table:style-name="Tabla3.A1" office:value-type="string">
              <text:p text:style-name="P21">Out example</text:p>
            </table:table-cell>
            <table:table-cell table:style-name="Tabla3.E1" office:value-type="string">
              <text:p text:style-name="P21">Out example prefix bf_<text:line-break/>(Out format report) </text:p>
            </table:table-cell>
          </table:table-row>
        </table:table-header-rows>
        <table:table-row>
          <table:table-cell table:style-name="Tabla3.A2" office:value-type="string">
            <text:p text:style-name="P9">display_address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Call function _display_address()</text:p>
          </table:table-cell>
          <table:table-cell table:style-name="Tabla3.A2" office:value-type="string">
            <text:p text:style-name="P9"><text:user-field-get text:name="py3o.o.company_id.display_address">py3o.o.company_id.display_address</text:user-field-get></text:p>
          </table:table-cell>
          <table:table-cell table:style-name="Tabla3.E2" office:value-type="string">
            <text:p text:style-name="P9"><text:user-field-get text:name="py3o.o.company_id.bf_display_address">py3o.o.company_id.bf_display_address</text:user-field-get></text:p>
          </table:table-cell>
        </table:table-row>
        <table:table-row>
          <table:table-cell table:style-name="Tabla3.A2" office:value-type="string">
            <text:p text:style-name="P9">display_address_without_company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Without company</text:p>
          </table:table-cell>
          <table:table-cell table:style-name="Tabla3.A2" office:value-type="string">
            <text:p text:style-name="P9"><text:user-field-get text:name="py3o.o.company_id.display_address_without_company">py3o.o.company_id.display_address_without_company</text:user-field-get></text:p>
          </table:table-cell>
          <table:table-cell table:style-name="Tabla3.E2" office:value-type="string">
            <text:p text:style-name="P9"><text:user-field-get text:name="py3o.o.company_id.bf_display_address_without_company">py3o.o.company_id.bf_display_address_without_company</text:user-field-get></text:p>
          </table:table-cell>
        </table:table-row>
        <table:table-row>
          <table:table-cell table:style-name="Tabla3.A2" office:value-type="string">
            <text:p text:style-name="P9">display_address_without_company_line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Without company inline separate per |</text:p>
          </table:table-cell>
          <table:table-cell table:style-name="Tabla3.A2" office:value-type="string">
            <text:p text:style-name="P9"><text:user-field-get text:name="py3o.o.company_id.display_address_without_company_line">py3o.o.company_id.display_address_without_company_line</text:user-field-get></text:p>
          </table:table-cell>
          <table:table-cell table:style-name="Tabla3.E2" office:value-type="string">
            <text:p text:style-name="P9"><text:user-field-get text:name="py3o.o.company_id.bf_display_address_without_company_line">py3o.o.company_id.bf_display_address_without_company_line</text:user-field-get></text:p>
          </table:table-cell>
        </table:table-row>
        <table:table-row>
          <table:table-cell table:style-name="Tabla3.A2" office:value-type="string">
            <text:p text:style-name="P9">vat_label</text:p>
          </table:table-cell>
          <table:table-cell table:style-name="Tabla3.A2" office:value-type="string">
            <text:p text:style-name="P9">Char</text:p>
          </table:table-cell>
          <table:table-cell table:style-name="Tabla3.A2" office:value-type="string">
            <text:p text:style-name="P9">Vat label (Default TIN label)</text:p>
          </table:table-cell>
          <table:table-cell table:style-name="Tabla3.A2" office:value-type="string">
            <text:p text:style-name="P9"><text:user-field-get text:name="py3o.o.company_id.vat_label">py3o.o.company_id.vat_label</text:user-field-get></text:p>
          </table:table-cell>
          <table:table-cell table:style-name="Tabla3.E2" office:value-type="string">
            <text:p text:style-name="P9"><text:user-field-get text:name="py3o.o.company_id.bf_vat_label">py3o.o.company_id.bf_vat_label</text:user-field-get></text:p>
          </table:table-cell>
        </table:table-row>
        <table:table-row>
          <table:table-cell table:style-name="Tabla3.A2" office:value-type="string">
            <text:p text:style-name="P9">vat_label_full</text:p>
          </table:table-cell>
          <table:table-cell table:style-name="Tabla3.A2" office:value-type="string">
            <text:p text:style-name="P9">Char</text:p>
          </table:table-cell>
          <table:table-cell table:style-name="Tabla3.A2" office:value-type="string">
            <text:p text:style-name="P9">Concatenate vat label + vat number</text:p>
          </table:table-cell>
          <table:table-cell table:style-name="Tabla3.A2" office:value-type="string">
            <text:p text:style-name="P9"><text:user-field-get text:name="py3o.o.company_id.vat_label_full">py3o.o.company_id.vat_label_full</text:user-field-get></text:p>
          </table:table-cell>
          <table:table-cell table:style-name="Tabla3.E2" office:value-type="string">
            <text:p text:style-name="P9"><text:user-field-get text:name="py3o.o.company_id.bf_vat_label_full">py3o.o.company_id.bf_vat_label_full</text:user-field-get></text:p>
          </table:table-cell>
        </table:table-row>
        <table:table-row>
          <table:table-cell table:style-name="Tabla3.A2" office:value-type="string">
            <text:p text:style-name="P9">footer_line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Line data initials</text:p>
          </table:table-cell>
          <table:table-cell table:style-name="Tabla3.A2" office:value-type="string">
            <text:p text:style-name="P9"><text:user-field-get text:name="py3o.o.company_id.footer_line">py3o.o.company_id.footer_line</text:user-field-get></text:p>
          </table:table-cell>
          <table:table-cell table:style-name="Tabla3.E2" office:value-type="string">
            <text:p text:style-name="P9"><text:user-field-get text:name="py3o.o.company_id.bf_footer_line">py3o.o.company_id.bf_footer_line</text:user-field-get></text:p>
          </table:table-cell>
        </table:table-row>
        <table:table-row>
          <table:table-cell table:style-name="Tabla3.A2" office:value-type="string">
            <text:p text:style-name="P9">footer_line_break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Line break data initials</text:p>
          </table:table-cell>
          <table:table-cell table:style-name="Tabla3.A2" office:value-type="string">
            <text:p text:style-name="P9"><text:user-field-get text:name="py3o.o.company_id.footer_line_break">py3o.o.company_id.footer_line_break</text:user-field-get></text:p>
          </table:table-cell>
          <table:table-cell table:style-name="Tabla3.E2" office:value-type="string">
            <text:p text:style-name="P9"><text:user-field-get text:name="py3o.o.company_id.bf_footer_line_break">py3o.o.company_id.bf_footer_line_break</text:user-field-get></text:p>
          </table:table-cell>
        </table:table-row>
        <table:table-row>
          <table:table-cell table:style-name="Tabla3.A2" office:value-type="string">
            <text:p text:style-name="P9">footer_line_icon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Line data icons</text:p>
          </table:table-cell>
          <table:table-cell table:style-name="Tabla3.A2" office:value-type="string">
            <text:p text:style-name="P9"><text:user-field-get text:name="py3o.o.company_id.footer_line_icon">py3o.o.company_id.footer_line_icon</text:user-field-get></text:p>
          </table:table-cell>
          <table:table-cell table:style-name="Tabla3.E2" office:value-type="string">
            <text:p text:style-name="P9"><text:user-field-get text:name="py3o.o.company_id.bf_footer_line_icon">py3o.o.company_id.bf_footer_line_icon</text:user-field-get></text:p>
          </table:table-cell>
        </table:table-row>
        <table:table-row>
          <table:table-cell table:style-name="Tabla3.A2" office:value-type="string">
            <text:p text:style-name="P9">footer_line_break_icon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Line break data icons</text:p>
          </table:table-cell>
          <table:table-cell table:style-name="Tabla3.A2" office:value-type="string">
            <text:p text:style-name="P9"><text:user-field-get text:name="py3o.o.company_id.footer_line_break_icon">py3o.o.company_id.footer_line_break_icon</text:user-field-get></text:p>
          </table:table-cell>
          <table:table-cell table:style-name="Tabla3.E2" office:value-type="string">
            <text:p text:style-name="P9"><text:user-field-get text:name="py3o.o.company_id.bf_footer_line_break_icon">py3o.o.company_id.bf_footer_line_break_icon</text:user-field-get></text:p>
          </table:table-cell>
        </table:table-row>
        <table:table-row>
          <table:table-cell table:style-name="Tabla3.A2" office:value-type="string">
            <text:p text:style-name="P9">footer_line_abbr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Line data abbreviation</text:p>
          </table:table-cell>
          <table:table-cell table:style-name="Tabla3.A2" office:value-type="string">
            <text:p text:style-name="P9"><text:user-field-get text:name="py3o.o.company_id.footer_line_abbr">py3o.o.company_id.footer_line_abbr</text:user-field-get></text:p>
          </table:table-cell>
          <table:table-cell table:style-name="Tabla3.E2" office:value-type="string">
            <text:p text:style-name="P9"><text:user-field-get text:name="py3o.o.company_id.bf_footer_line_abbr">py3o.o.company_id.bf_footer_line_abbr</text:user-field-get></text:p>
          </table:table-cell>
        </table:table-row>
        <table:table-row>
          <table:table-cell table:style-name="Tabla3.A2" office:value-type="string">
            <text:p text:style-name="P9">footer_line_break_abbr</text:p>
          </table:table-cell>
          <table:table-cell table:style-name="Tabla3.A2" office:value-type="string">
            <text:p text:style-name="P9">Text</text:p>
          </table:table-cell>
          <table:table-cell table:style-name="Tabla3.A2" office:value-type="string">
            <text:p text:style-name="P9">Line break data abbreviation</text:p>
          </table:table-cell>
          <table:table-cell table:style-name="Tabla3.A2" office:value-type="string">
            <text:p text:style-name="P9"><text:user-field-get text:name="py3o.o.company_id.footer_line_break_abbr">py3o.o.company_id.footer_line_break_abbr</text:user-field-get></text:p>
          </table:table-cell>
          <table:table-cell table:style-name="Tabla3.E2" office:value-type="string">
            <text:p text:style-name="P19"><text:user-field-get text:name="py3o.o.company_id.bf_footer_line_break_abbr">py3o.o.company_id.bf_footer_line_break_abbr</text:user-field-ge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ffffff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333cm" svg:y="-1.155cm" svg:width="4.503cm" svg:height="1.903cm" draw:z-index="1"><draw:image xlink:href="Pictures/10000201000001AA000000B4FB0793EC51971BC2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draw:frame draw:style-name="Mfr2" draw:name="Marco3" text:anchor-type="paragraph" svg:x="13.162cm" svg:y="0.081cm" draw:z-index="3"><draw:text-box fo:min-height="0.499cm" fo:min-width="9.712cm"><text:p text:style-name="MP2"><text:user-field-get text:name="py3o.o.company_id.bf_report_footer">o.company_id.bf_report_footer</text:user-field-get></text:p></draw:text-box></draw:frame></text:p>
        <text:p text:style-name="MP3"><draw:frame draw:style-name="Mfr3" draw:name="Imagen1" text:anchor-type="paragraph" svg:x="3.531cm" svg:y="0.572cm" svg:width="29.693cm" svg:height="4.036cm" draw:z-index="6"><draw:image xlink:href="Pictures/100002010000051C000000B2D940E7FB94A3BC88.png" xlink:type="simple" xlink:show="embed" xlink:actuate="onLoad"/></draw:frame><text:span text:style-name="MT1"><text:page-number text:select-page="current">1</text:page-number></text:span><text:span text:style-name="MT1"> </text:span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0T20:51:43.663749447</dc:date>
    <meta:editing-duration>P3DT1H15M50S</meta:editing-duration>
    <meta:editing-cycles>290</meta:editing-cycles>
    <meta:document-statistic meta:table-count="3" meta:image-count="2" meta:object-count="0" meta:page-count="3" meta:paragraph-count="238" meta:word-count="396" meta:character-count="4548" meta:non-whitespace-character-count="4387"/>
  </office:meta>
</office:document-meta>
</file>